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85.46mm" svg:height="104.39mm" svg:x="2.2mm" svg:y="31.88mm">
            <draw:object draw:notify-on-update-of-ranges="Hoja1.A1:Hoja1.B2 Hoja1.C1:Hoja1.G2 Hoja1.A3:Hoja1.B3 Hoja1.C3:Hoja1.G3 Hoja1.A3:Hoja1.B4 Hoja1.C4:Hoja1.G4 Hoja1.A5:Hoja1.B5 Hoja1.C5:Hoja1.G5 Hoja1.A5:Hoja1.B6 Hoja1.C6:Hoja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table:style-name="ce1"/>
          <table:table-cell table:style-name="ce3"/>
          <table:table-cell table:style-name="ce3" office:value-type="string" calcext:value-type="string" table:number-columns-spanned="4" table:number-rows-spanned="1">
            <text:p>threads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2" office:value-type="string" calcext:value-type="string">
            <text:p>distribution</text:p>
          </table:table-cell>
          <table:table-cell office:value-type="string" calcext:value-type="string">
            <text:p>array</text:p>
          </table:table-cell>
          <table:table-cell table:style-name="ce4" office:value-type="string" calcext:value-type="string">
            <text:p>1 thread</text:p>
          </table:table-cell>
          <table:table-cell table:style-name="ce4" office:value-type="string" calcext:value-type="string">
            <text:p>0.5xCPU</text:p>
          </table:table-cell>
          <table:table-cell table:style-name="ce4" office:value-type="string" calcext:value-type="string">
            <text:p>1xCPU</text:p>
          </table:table-cell>
          <table:table-cell table:style-name="ce4" office:value-type="string" calcext:value-type="string">
            <text:p>2xCPU</text:p>
          </table:table-cell>
          <table:table-cell table:style-name="ce4" office:value-type="string" calcext:value-type="string">
            <text:p>4xCPU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2">
            <text:p>10-10-80</text:p>
          </table:table-cell>
          <table:table-cell office:value-type="string" calcext:value-type="string">
            <text:p>mutex</text:p>
          </table:table-cell>
          <table:table-cell office:value-type="float" office:value="0.12228704" calcext:value-type="float">
            <text:p>0,12228704</text:p>
          </table:table-cell>
          <table:table-cell office:value-type="float" office:value="0.432144941" calcext:value-type="float">
            <text:p>0,432144941</text:p>
          </table:table-cell>
          <table:table-cell office:value-type="float" office:value="0.569034612" calcext:value-type="float">
            <text:p>0,569034612</text:p>
          </table:table-cell>
          <table:table-cell table:style-name="ce6" office:value-type="float" office:value="0.588463864" calcext:value-type="float">
            <text:p>0,588463864</text:p>
          </table:table-cell>
          <table:table-cell table:style-name="ce6" office:value-type="float" office:value="0.585723672" calcext:value-type="float">
            <text:p>0,585723672</text:p>
          </table:table-cell>
          <table:table-cell table:style-name="ce6" table:number-columns-repeated="2"/>
          <table:table-cell table:number-columns-repeated="9"/>
        </table:table-row>
        <table:table-row table:style-name="ro1">
          <table:covered-table-cell table:style-name="Default"/>
          <table:table-cell office:value-type="string" calcext:value-type="string">
            <text:p>rwlock</text:p>
          </table:table-cell>
          <table:table-cell office:value-type="float" office:value="0.123973081" calcext:value-type="float">
            <text:p>0,123973081</text:p>
          </table:table-cell>
          <table:table-cell office:value-type="float" office:value="0.44349048" calcext:value-type="float">
            <text:p>0,44349048</text:p>
          </table:table-cell>
          <table:table-cell office:value-type="float" office:value="0.587605273" calcext:value-type="float">
            <text:p>0,587605273</text:p>
          </table:table-cell>
          <table:table-cell office:value-type="float" office:value="0.675954286" calcext:value-type="float">
            <text:p>0,675954286</text:p>
          </table:table-cell>
          <table:table-cell office:value-type="float" office:value="0.632620376" calcext:value-type="float">
            <text:p>0,632620376</text:p>
          </table:table-cell>
          <table:table-cell/>
          <table:table-cell table:style-name="ce6" table:number-columns-repeated="4"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.1-.1-99.8</text:p>
          </table:table-cell>
          <table:table-cell table:style-name="ce5" office:value-type="string" calcext:value-type="string">
            <text:p>mutex</text:p>
          </table:table-cell>
          <table:table-cell office:value-type="float" office:value="0.195369897" calcext:value-type="float">
            <text:p>0,195369897</text:p>
          </table:table-cell>
          <table:table-cell office:value-type="float" office:value="0.633220957" calcext:value-type="float">
            <text:p>0,633220957</text:p>
          </table:table-cell>
          <table:table-cell office:value-type="float" office:value="0.752817021" calcext:value-type="float">
            <text:p>0,752817021</text:p>
          </table:table-cell>
          <table:table-cell office:value-type="float" office:value="0.761091424" calcext:value-type="float">
            <text:p>0,761091424</text:p>
          </table:table-cell>
          <table:table-cell office:value-type="float" office:value="0.7572774" calcext:value-type="float">
            <text:p>0,7572774</text:p>
          </table:table-cell>
          <table:table-cell table:number-columns-repeated="4"/>
          <table:table-cell table:style-name="ce6" table:number-columns-repeated="4"/>
          <table:table-cell table:number-columns-repeated="3"/>
        </table:table-row>
        <table:table-row table:style-name="ro1">
          <table:covered-table-cell table:style-name="Default"/>
          <table:table-cell office:value-type="string" calcext:value-type="string">
            <text:p>rwlock</text:p>
          </table:table-cell>
          <table:table-cell office:value-type="float" office:value="0.196359221" calcext:value-type="float">
            <text:p>0,196359221</text:p>
          </table:table-cell>
          <table:table-cell office:value-type="float" office:value="0.962178644" calcext:value-type="float">
            <text:p>0,962178644</text:p>
          </table:table-cell>
          <table:table-cell office:value-type="float" office:value="1.853010135" calcext:value-type="float">
            <text:p>1,853010135</text:p>
          </table:table-cell>
          <table:table-cell office:value-type="float" office:value="1.835806583" calcext:value-type="float">
            <text:p>1,835806583</text:p>
          </table:table-cell>
          <table:table-cell office:value-type="float" office:value="1.832617147" calcext:value-type="float">
            <text:p>1,832617147</text:p>
          </table:table-cell>
          <table:table-cell table:number-columns-repeated="7"/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9:28:33.820915557</meta:creation-date>
    <dc:date>2019-10-29T10:27:05.658355438</dc:date>
    <meta:editing-duration>PT17M20S</meta:editing-duration>
    <meta:editing-cycles>2</meta:editing-cycles>
    <meta:generator>LibreOffice/6.2.7.1$Linux_X86_64 LibreOffice_project/20$Build-1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f10d0c" draw:fill-color="#f10d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47cm" svg:height="10.44cm" xlink:href=".." xlink:type="simple" chart:class="chart:line" chart:style-name="ch1">
        <chart:legend chart:legend-position="bottom" svg:x="4.23cm" svg:y="9.343cm" style:legend-expansion="wide" chart:style-name="ch2"/>
        <chart:plot-area chart:style-name="ch3" table:cell-range-address="Hoja1.A1:Hoja1.G3 Hoja1.A3:Hoja1.B6 Hoja1.C4:Hoja1.G6" chart:data-source-has-labels="both" svg:x="1.381cm" svg:y="0.208cm" svg:width="16.796cm" svg:height="7.762cm">
          <chartooo:coordinate-region svg:x="2.108cm" svg:y="0.407cm" svg:width="16.069cm" svg:height="6.518cm"/>
          <chart:axis chart:dimension="x" chart:name="primary-x" chart:style-name="ch4" chartooo:axis-type="auto">
            <chartooo:date-scale/>
            <chart:title svg:x="8.769cm" svg:y="8.178cm" chart:style-name="ch5">
              <text:p>Thread count</text:p>
            </chart:title>
            <chart:categories table:cell-range-address="Hoja1.C1:Hoja1.G2"/>
          </chart:axis>
          <chart:axis chart:dimension="y" chart:name="primary-y" chart:style-name="ch4">
            <chart:title svg:x="0.451cm" svg:y="4.993cm" chart:style-name="ch6">
              <text:p>Duration (s)</text:p>
            </chart:title>
            <chart:grid chart:style-name="ch7" chart:class="major"/>
          </chart:axis>
          <chart:series chart:style-name="ch8" chart:values-cell-range-address="Hoja1.C3:Hoja1.G3" chart:label-cell-address="Hoja1.A3:Hoja1.B3" chart:class="chart:line">
            <chart:data-point chart:repeated="5"/>
          </chart:series>
          <chart:series chart:style-name="ch9" chart:values-cell-range-address="Hoja1.C4:Hoja1.G4" chart:label-cell-address="Hoja1.A3:Hoja1.B4" chart:class="chart:line">
            <chart:data-point chart:repeated="5"/>
          </chart:series>
          <chart:series chart:style-name="ch10" chart:values-cell-range-address="Hoja1.C5:Hoja1.G5" chart:label-cell-address="Hoja1.A5:Hoja1.B5" chart:class="chart:line">
            <chart:data-point chart:repeated="5"/>
          </chart:series>
          <chart:series chart:style-name="ch11" chart:values-cell-range-address="Hoja1.C6:Hoja1.G6" chart:label-cell-address="Hoja1.A5:Hoja1.B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10-80 mutex</text:p>
                <text:list>
                  <text:list-item>
                    <text:p>10-10-80</text:p>
                  </text:list-item>
                  <text:list-item>
                    <text:p>mutex</text:p>
                  </text:list-item>
                </text:list>
                <draw:g>
                  <svg:desc>Hoja1.A3:Hoja1.B3</svg:desc>
                </draw:g>
              </table:table-cell>
              <table:table-cell office:value-type="string">
                <text:p>10-10-80 mutex rwlock</text:p>
                <text:list>
                  <text:list-item>
                    <text:p>10-10-80</text:p>
                  </text:list-item>
                  <text:list-item>
                    <text:p/>
                  </text:list-item>
                  <text:list-item>
                    <text:p>mutex</text:p>
                  </text:list-item>
                  <text:list-item>
                    <text:p>rwlock</text:p>
                  </text:list-item>
                </text:list>
                <draw:g>
                  <svg:desc>Hoja1.A3:Hoja1.B4</svg:desc>
                </draw:g>
              </table:table-cell>
              <table:table-cell office:value-type="string">
                <text:p>.1-.1-99.8 mutex</text:p>
                <text:list>
                  <text:list-item>
                    <text:p>.1-.1-99.8</text:p>
                  </text:list-item>
                  <text:list-item>
                    <text:p>mutex</text:p>
                  </text:list-item>
                </text:list>
                <draw:g>
                  <svg:desc>Hoja1.A5:Hoja1.B5</svg:desc>
                </draw:g>
              </table:table-cell>
              <table:table-cell office:value-type="string">
                <text:p>.1-.1-99.8 mutex rwlock</text:p>
                <text:list>
                  <text:list-item>
                    <text:p>.1-.1-99.8</text:p>
                  </text:list-item>
                  <text:list-item>
                    <text:p/>
                  </text:list-item>
                  <text:list-item>
                    <text:p>mutex</text:p>
                  </text:list-item>
                  <text:list-item>
                    <text:p>rwlock</text:p>
                  </text:list-item>
                </text:list>
                <draw:g>
                  <svg:desc>Hoja1.A5:Hoja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 1 thread</text:p>
                <text:list>
                  <text:list-item>
                    <text:p>threads</text:p>
                  </text:list-item>
                  <text:list-item>
                    <text:p>1 thread</text:p>
                  </text:list-item>
                </text:list>
                <draw:g>
                  <svg:desc>Hoja1.C1:Hoja1.G2</svg:desc>
                </draw:g>
              </table:table-cell>
              <table:table-cell office:value-type="float" office:value="0.12228704">
                <text:p>0.12228704</text:p>
                <draw:g>
                  <svg:desc>Hoja1.C3:Hoja1.G3</svg:desc>
                </draw:g>
              </table:table-cell>
              <table:table-cell office:value-type="float" office:value="0.123973081">
                <text:p>0.123973081</text:p>
                <draw:g>
                  <svg:desc>Hoja1.C4:Hoja1.G4</svg:desc>
                </draw:g>
              </table:table-cell>
              <table:table-cell office:value-type="float" office:value="0.195369897">
                <text:p>0.195369897</text:p>
                <draw:g>
                  <svg:desc>Hoja1.C5:Hoja1.G5</svg:desc>
                </draw:g>
              </table:table-cell>
              <table:table-cell office:value-type="float" office:value="0.196359221">
                <text:p>0.196359221</text:p>
                <draw:g>
                  <svg:desc>Hoja1.C6:Hoja1.G6</svg:desc>
                </draw:g>
              </table:table-cell>
            </table:table-row>
            <table:table-row>
              <table:table-cell office:value-type="string">
                <text:p>threads 0.5xCPU</text:p>
                <text:list>
                  <text:list-item>
                    <text:p/>
                  </text:list-item>
                  <text:list-item>
                    <text:p>0.5xCPU</text:p>
                  </text:list-item>
                </text:list>
              </table:table-cell>
              <table:table-cell office:value-type="float" office:value="0.432144941">
                <text:p>0.432144941</text:p>
              </table:table-cell>
              <table:table-cell office:value-type="float" office:value="0.44349048">
                <text:p>0.44349048</text:p>
              </table:table-cell>
              <table:table-cell office:value-type="float" office:value="0.633220957">
                <text:p>0.633220957</text:p>
              </table:table-cell>
              <table:table-cell office:value-type="float" office:value="0.962178644">
                <text:p>0.962178644</text:p>
              </table:table-cell>
            </table:table-row>
            <table:table-row>
              <table:table-cell office:value-type="string">
                <text:p>threads 1xCPU</text:p>
                <text:list>
                  <text:list-item>
                    <text:p/>
                  </text:list-item>
                  <text:list-item>
                    <text:p>1xCPU</text:p>
                  </text:list-item>
                </text:list>
              </table:table-cell>
              <table:table-cell office:value-type="float" office:value="0.569034612">
                <text:p>0.569034612</text:p>
              </table:table-cell>
              <table:table-cell office:value-type="float" office:value="0.587605273">
                <text:p>0.587605273</text:p>
              </table:table-cell>
              <table:table-cell office:value-type="float" office:value="0.752817021">
                <text:p>0.752817021</text:p>
              </table:table-cell>
              <table:table-cell office:value-type="float" office:value="1.853010135">
                <text:p>1.853010135</text:p>
              </table:table-cell>
            </table:table-row>
            <table:table-row>
              <table:table-cell office:value-type="string">
                <text:p>threads 2xCPU</text:p>
                <text:list>
                  <text:list-item>
                    <text:p/>
                  </text:list-item>
                  <text:list-item>
                    <text:p>2xCPU</text:p>
                  </text:list-item>
                </text:list>
              </table:table-cell>
              <table:table-cell office:value-type="float" office:value="0.588463864">
                <text:p>0.588463864</text:p>
              </table:table-cell>
              <table:table-cell office:value-type="float" office:value="0.675954286">
                <text:p>0.675954286</text:p>
              </table:table-cell>
              <table:table-cell office:value-type="float" office:value="0.761091424">
                <text:p>0.761091424</text:p>
              </table:table-cell>
              <table:table-cell office:value-type="float" office:value="1.835806583">
                <text:p>1.835806583</text:p>
              </table:table-cell>
            </table:table-row>
            <table:table-row>
              <table:table-cell office:value-type="string">
                <text:p>threads 4xCPU</text:p>
                <text:list>
                  <text:list-item>
                    <text:p/>
                  </text:list-item>
                  <text:list-item>
                    <text:p>4xCPU</text:p>
                  </text:list-item>
                </text:list>
              </table:table-cell>
              <table:table-cell office:value-type="float" office:value="0.585723672">
                <text:p>0.585723672</text:p>
              </table:table-cell>
              <table:table-cell office:value-type="float" office:value="0.632620376">
                <text:p>0.632620376</text:p>
              </table:table-cell>
              <table:table-cell office:value-type="float" office:value="0.7572774">
                <text:p>0.7572774</text:p>
              </table:table-cell>
              <table:table-cell office:value-type="float" office:value="1.832617147">
                <text:p>1.832617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